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2A3A6D273EF046F5655.jpg" manifest:media-type="image/jpeg"/>
  <manifest:file-entry manifest:full-path="Pictures/100002010000012C000000A81BAECE91326560B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1" draw:name="Image1" text:anchor-type="char" svg:x="2.808cm" svg:y="0.021cm" svg:width="11.333cm" svg:height="6.375cm" draw:z-index="0"><draw:image xlink:href="Pictures/10000000000004B0000002A3A6D273EF046F5655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3.395cm" svg:y="4.339cm" svg:width="10.582cm" svg:height="5.925cm" draw:z-index="1"><draw:image xlink:href="Pictures/100002010000012C000000A81BAECE91326560B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7T11:16:19.315000000</meta:creation-date>
    <dc:date>2024-04-17T16:02:21.710000000</dc:date>
    <meta:editing-duration>PT1M59S</meta:editing-duration>
    <meta:editing-cycles>5</meta:editing-cycles>
    <meta:generator>LibreOffice/7.1.5.2$Windows_X86_64 LibreOffice_project/85f04e9f809797b8199d13c421bd8a2b025d52b5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